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Lucida Sans2" svg:font-family="'Lucida Sans'" style:font-family-generic="swiss"/>
    <style:font-face style:name="Times New Roman1" svg:font-family="'Times New Roman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 style:list-style-name="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cc"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">
      <style:paragraph-properties fo:text-align="justify" style:justify-single-word="false" style:text-autospace="none"/>
      <style:text-properties fo:color="#0000cc" style:font-name="Times New Roman1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">
      <style:paragraph-properties fo:text-align="justify" style:justify-single-word="false" style:text-autospace="none"/>
      <style:text-properties fo:color="#0000cc" fo:font-size="12pt" style:font-size-asian="12pt" style:font-size-complex="12pt"/>
    </style:style>
    <style:style style:name="P8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list-style-name="L1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2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3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cc" style:text-outline="false" style:text-line-through-style="none" style:font-name="Times New Roman1" fo:font-size="12pt" fo:letter-spacing="normal" fo:font-style="normal" fo:text-shadow="none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 style:writing-mode="lr-tb"/>
      <style:text-properties fo:color="#0000cc" style:text-outline="false" style:text-line-through-style="none" style:font-name="Times New Roman1" fo:font-size="12pt" fo:letter-spacing="normal" fo:font-style="normal" fo:text-shadow="none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1" style:font-name-asian="Times New Roman1" style:font-name-complex="Times New Roman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3379285320021319" text:style-name="L1">
        <text:list-item>
          <text:p text:style-name="P9">Quais as funções básicas da gerência de memória?</text:p>
        </text:list-item>
      </text:list>
      <text:p text:style-name="P10"/>
      <text:p text:style-name="P14">Maximizar o número de processos na memória, permitir a execução de programas maiores que a</text:p>
      <text:p text:style-name="P6">memória física, compartilhamento de dados na memória e proteção da memória utilizada por</text:p>
      <text:p text:style-name="P6">cada processo e pelo sistema operacional.</text:p>
      <text:p text:style-name="P2"/>
      <text:p text:style-name="P2"/>
      <text:p text:style-name="P8"/>
      <text:p text:style-name="P11">2) Considere um sistema computacional com 40 Kb de memória principal e que utilize um sistema operacional de 10 Kb que implemente alocação contígua de memória. </text:p>
      <text:p text:style-name="P11">Qual a taxa de subutilização da memória principal para um programa que ocupe 20 Kb de memória?</text:p>
      <text:p text:style-name="P11"/>
      <text:p text:style-name="P15">Considerando que o sistema opeacional e o programa somados ocupam ¾ da memória principal,</text:p>
      <text:p text:style-name="P6">temos 25% de subutilização da memória.</text:p>
      <text:p text:style-name="P2"/>
      <text:p text:style-name="P2"/>
      <text:p text:style-name="P8"/>
      <text:list xml:id="list1079929901338106609" text:style-name="L2">
        <text:list-item>
          <text:p text:style-name="P12">Suponha um sistema computacional com 64 Kb de memória principal e que utilize um sistema operacional de 14 Kb que implemente alocação contígua de memória. Considere também um programa de 90 Kb, formado por um módulo principal de 20 Kb e três módulos independentes, cada um com 10 Kb, 20 Kb e 30 Kb. Como o programa poderia ser executado utilizando-se apenas a técnica de overlay?</text:p>
        </text:list-item>
      </text:list>
      <text:p text:style-name="P10"/>
      <text:p text:style-name="P14">Como existe apenas 50Kb para a execução do programa, a memória deve ser dividida em duas</text:p>
      <text:p text:style-name="P6">áreas: uma para o módulo principal (20Kb) e outra de overlay para a carga dos módulos, em</text:p>
      <text:p text:style-name="P6">função do tamanho do maior módulo (30 Kb).</text:p>
      <text:p text:style-name="P8"/>
      <text:p text:style-name="P8"/>
      <text:p text:style-name="P8"/>
      <text:list xml:id="list1151216941338933203" text:style-name="L3">
        <text:list-item>
          <text:p text:style-name="P13">Considerando o exercício anterior, se o módulo de 30 Kb tivesse seu tamanho aumentado para 40 Kb, seria possível executar o programa? Caso não seja possível, como o problema poderia ser contornado?</text:p>
        </text:list-item>
      </text:list>
      <text:p text:style-name="P10"/>
      <text:p text:style-name="P14">Não. No caso de não haver como aumentar o espaço de memória real, a única solução seria</text:p>
      <text:p text:style-name="P6">tentar alterar o programa de forma que o módulo de 40Kb pudesse ser dividido em outros</text:p>
      <text:p text:style-name="P6">módulos menores independentes.</text:p>
      <text:p text:style-name="P2"/>
      <text:p text:style-name="P2"/>
      <text:p text:style-name="P8"/>
      <text:p text:style-name="P11">5)Qual a diferença entre fragmentação interna e externa da memória principal?</text:p>
      <text:p text:style-name="P3"/>
      <text:p text:style-name="P5">Fragmentação interna ocorre em espaços livres e contíguos na memória principal que são préalocados</text:p>
      <text:p text:style-name="P6">por processos, não possibilitando, portanto, o uso por outros processos. Fragmentação</text:p>
      <text:p text:style-name="P6">externa ocorre em espaços livres e contínuos, porém tão pequenos que não possibilitam a</text:p>
      <text:p text:style-name="P7"><text:span text:style-name="T1">alocação de programas por processos.</text:span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11">6) Suponha um sistema computacional com 128 Kb de memória principal e que utilize um sistema operacional de 64 Kb que implementa alocação particionada estática realocável. Considere também</text:p>
      <text:p text:style-name="P11">que o sistema foi inicializado com três partições: P1 (8 Kb), P2 (24 Kb) e P3 (32 Kb). Calcule a</text:p>
      <text:p text:style-name="P11">fragmentação interna da memória principal após a carga de três programas: PA, PB e PC.</text:p>
      <text:p text:style-name="P11">P1 ← PA (6 Kb); P2 ← PB (20 Kb); P3 ← PC (28 Kb)</text:p>
      <text:p text:style-name="P11">P1 ← PA (4 Kb); P2 ← PB (16 Kb); P3 ← PC (26 Kb)</text:p>
      <text:p text:style-name="P11">P1 ← PA (8 Kb); P2 ← PB (24 Kb); P3 ← PC (32 Kb)</text:p>
      <text:p text:style-name="P11"/>
      <text:p text:style-name="P15">a) 2Kb, 4Kb, 4Kb</text:p>
      <text:p text:style-name="P6">b) 4Kb, 8Kb, 6Kb</text:p>
      <text:p text:style-name="P6">c) não há fragmentação interna</text:p>
      <text:p text:style-name="P8"/>
      <text:p text:style-name="P11">7) Considerando o exercício anterior, seria possível executar quatro programas concorrentemente utilizando apenas a técnica de alocação particionada estática realocável? <text:s/>Se for possível, como?</text:p>
      <text:p text:style-name="P11">Considerando ainda o mesmo exercício, seria possível executar um programa de 36 Kb? Se for possível, como?</text:p>
      <text:p text:style-name="P11"/>
      <text:p text:style-name="P15">Somente seria possível executar quatro programas concorrentemente alterando a configuração</text:p>
      <text:p text:style-name="P6">das partições do sistema e criando uma quarta partição. No segundo quadro, seria possível</text:p>
      <text:p text:style-name="P6">executar um programa de 36Kb alterando a configuração do sistema, aumentando uma das</text:p>
      <text:p text:style-name="P6">partições e reduzindo as demais.</text:p>
      <text:p text:style-name="P2"/>
      <text:p text:style-name="P2"/>
      <text:p text:style-name="P8"/>
      <text:p text:style-name="P11">8) Qual a limitação da alocação particionada estática absoluta em relação à alocação estática</text:p>
      <text:p text:style-name="P11">realocável?</text:p>
      <text:p text:style-name="P11"/>
      <text:p text:style-name="P15">A grande diferença entre a alocação particionada estática absoluta e a alocação estática realocável é o</text:p>
      <text:p text:style-name="P6">local na memória principal onde programa é carregado. Na alocação absoluta, um programa pode apenas</text:p>
      <text:p text:style-name="P6">ser carregado em uma partição específica referenciada em seu código, na estática relocável ele pode ser carregado e executado em qualquer partição cujo tamanho o compor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Lucida Sans2" svg:font-family="'Lucida Sans'" style:font-family-generic="swiss"/>
    <style:font-face style:name="Times New Roman1" svg:font-family="'Times New Roman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0pt" fo:letter-spacing="normal" fo:font-style="normal" fo:text-shadow="none" style:text-underline-style="none" fo:font-weight="normal" style:letter-kerning="true" style:font-name-asian="Lucida Sans" style:font-size-asian="30pt" style:font-style-asian="normal" style:font-weight-asian="normal" style:font-name-complex="Lucida Sans" style:font-size-complex="30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  <style:text-properties fo:font-size="20pt" style:font-size-asian="20pt" style:font-size-complex="20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Lucida Sans" fo:font-size="30pt" fo:letter-spacing="normal" fo:font-style="normal" fo:text-shadow="none" style:text-underline-style="none" fo:font-weight="normal" style:letter-kerning="true" style:font-name-asian="Lucida Sans" style:font-size-asian="30pt" style:font-style-asian="normal" style:font-weight-asian="normal" style:font-name-complex="Lucida Sans" style:font-size-complex="30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6pt" style:font-size-asian="26pt" style:font-size-complex="26pt"/>
    </style:style>
    <style:style style:name="Contorno_20_3" style:display-name="Contorno 3" style:family="paragraph" style:parent-style-name="Contorno_20_2">
      <style:paragraph-properties fo:margin-top="0cm" fo:margin-bottom="0.3cm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  <style:text-properties fo:font-size="20pt" style:font-size-asian="20pt" style:font-size-complex="20pt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2-08-03T08:14:03.93</meta:creation-date>
    <meta:printed-by>Jorge Nami Harbes</meta:printed-by>
    <meta:print-date>2022-08-03T08:35:43.70</meta:print-date>
    <meta:document-statistic meta:table-count="0" meta:image-count="0" meta:object-count="0" meta:page-count="2" meta:paragraph-count="41" meta:word-count="614" meta:character-count="3682"/>
    <dc:date>2022-08-03T08:43:38.95</dc:date>
    <dc:creator>Jorge Nami Harbes</dc:creator>
    <meta:editing-duration>PT29M37S</meta:editing-duration>
    <meta:editing-cycles>1</meta:editing-cycles>
    <meta:generator>OpenOffice/4.1.9$Win32 OpenOffice.org_project/419m1$Build-9805</meta:generator>
  </office:meta>
</office:document-meta>
</file>